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sv" fo:country="SE"/>
    </style:style>
  </office:automatic-styles>
  <office:body>
    <office:text text:use-soft-page-breaks="true">
      <text:p text:style-name="P1">Rent allmänt<text:s/>skulle det vara fint om våra egan bilder hade ett filnamn som sade vad bilden föreställer. Annars kan du lägga till mina förslag i textfältet iställer, eller om du har något att alternativ att föreslå.</text:p>
      <text:p text:style-name="Standard"/>
      <text:p text:style-name="Standard">De som är<text:s/>länkade från annat håll antar jag inte vi inte kan döpa om, å andra sidan är det hällristningar så det står ju mycket att läsa ändå.</text:p>
      <text:p text:style-name="Standard"/>
      <text:p text:style-name="Standard">L1968:5055 Speciellt den stora resta stenen i östra delen av gravfältet är imponerande.</text:p>
      <text:p text:style-name="Standard"/>
      <text:p text:style-name="Standard">L2023:652<text:s/>Bild saknas.</text:p>
      <text:p text:style-name="Standard"/>
      <text:p text:style-name="Standard">L1968:5888 Ett monumentalt röse, Skee 315:1, inom gravfältet L1968:5888</text:p>
      <text:p text:style-name="Standard"/>
      <text:p text:style-name="Standard">L1968:5400 Ett flackt röse i södra delen av kulturmiljön, en av få ställen där vindkraftverken syns.</text:p>
      <text:p text:style-name="Standard"/>
      <text:p text:style-name="Standard">L2023:656 Kvarliggande urkilade råblock i områdets västra del.</text:p>
      <text:p text:style-name="Standard"/>
      <text:p text:style-name="Standard">L1968:5659 Två av de resta stenarna vid sockengränsen mellan Lur och Skee.</text:p>
      <text:p text:style-name="Standard"/>
      <text:p text:style-name="Standard">L1968:5577 Två av de resta stenarna samt ett aktivt gränsmärke vid sockengränsen mellan Lur och Skee.</text:p>
      <text:p text:style-name="Standard"/>
      <text:p text:style-name="Standard">L1968:5660 Tre av stenarna vilka eventuellt har ingått i en dommarring.</text:p>
      <text:p text:style-name="Standard"/>
      <text:p text:style-name="Standard">L1968:5529 <text:s/>Två av de<text:s/>monumentala stenarna vid Kämpenegravfältet.</text:p>
      <text:p text:style-name="Standard"/>
      <text:p text:style-name="Standard">L2023:653 Del av hålvägen som passerar Kämpenegravfältet.</text:p>
      <text:p text:style-name="Standard"/>
      <text:p text:style-name="Standard">L1968:6316 Den sydligaste delen av hålvägarna längs den gamla vägen mellan Lur och Björke.</text:p>
      <text:p text:style-name="Standard"/>
      <text:p text:style-name="Standard">L1968:6858 En av två resta stenar även dessa kan ha stått längs den äldre vägen.</text:p>
      <text:p text:style-name="Standard"/>
      <text:p text:style-name="Standard">L1968:6362 Rest sten invid skogskörväg, vilket kan indikera än ålderdomlig vägsträcka</text:p>
      <text:p text:style-name="Standard"/>
      <text:p text:style-name="Standard">L1968:5553 Rest av stensättning vid Enerhogen, i bakgrunden Ludekas med fossil åker.</text:p>
      <text:p text:style-name="Standard"/>
      <text:p text:style-name="Standard">L1968:5871 En stor och tydlig hör i östra änden av Röseberget.</text:p>
      <text:p text:style-name="Standard"/>
      <text:p text:style-name="Standard">L1968:5247 Ett stort röse på toppen av Röseberget.</text:p>
      <text:p text:style-name="Standard"/>
      <text:p text:style-name="Standard">L2023:651 Ett kvarliggande block i ett småbrott på Röseberget</text:p>
      <text:p text:style-name="Standard"/>
      <text:p text:style-name="Standard">L2023:655 Ett stort område med småbrott på södra sidan av Röseberget</text:p>
      <text:p text:style-name="Standard"/>
      <text:p text:style-name="Standard">L1968:5546 Den kvadratiska stensättningen med det stora kiströset i bakgrunden.</text:p>
      <text:p text:style-name="Standard"/>
      <text:p text:style-name="Standard">L1968:7034 Här har stenar lagts på ett krönläge för att förstärk<text:span text:style-name="T2">a</text:span><text:s/>effekten av anläggningen.</text:p>
      <text:p text:style-name="Standard"/>
      <text:p text:style-name="Standard">L2023:643 Ett typiskt ålderdomligt småbrott med såväl avfall som block kvarliggande.</text:p>
      <text:p text:style-name="Standard"/>
      <text:p text:style-name="Standard">L2023:650 Block och avfallssten i ett småbrott.</text:p>
      <text:p text:style-name="Standard"/>
      <text:p text:style-name="Standard">L2023:645 Ett välbearbetat granitblock</text:p>
      <text:p text:style-name="Standard"/>
      <text:p text:style-name="Standard">L1968:5759 <text:s/>Ett röse i krönläge på den norra sidan av kulturmiljön.</text:p>
      <text:p text:style-name="Standard"/>
      <text:p text:style-name="Standard">L2023:649 Ett småbrott som utnyttjat naturlig sprickbildning för att kila fram block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ula Molander</dc:creator>
    <meta:creation-date>2009-04-16T11:32:00Z</meta:creation-date>
    <dc:date>2023-10-27T07:42:00Z</dc:date>
    <meta:template xlink:href="Normal.dotm" xlink:type="simple"/>
    <meta:editing-cycles>5</meta:editing-cycles>
    <meta:editing-duration>PT360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47" meta:character-count="2188" meta:row-count="15" meta:non-whitespace-character-count="1845"/>
  </office:meta>
</office:document-meta>
</file>